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style:text-underline-style="none"/>
    </style:style>
    <style:style style:name="P5" style:family="paragraph" style:parent-style-name="Standard">
      <style:paragraph-properties fo:line-height="150%"/>
      <style:text-properties fo:color="#000000" fo:font-size="13pt" style:font-size-asian="13pt" style:font-size-complex="13pt"/>
    </style:style>
    <style:style style:name="P6" style:family="paragraph" style:parent-style-name="Standard">
      <style:paragraph-properties fo:line-height="150%" fo:text-align="justify" style:justify-single-word="false"/>
      <style:text-properties fo:color="#000000" fo:font-size="12pt" style:font-size-asian="12pt" style:font-size-complex="12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style>
    <style:style style:name="P10"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Footnote">
      <style:paragraph-properties fo:margin-left="0cm" fo:margin-right="0cm" style:line-height-at-least="0.503cm" fo:orphans="2" fo:widows="2" fo:text-indent="0cm" style:auto-text-indent="false"/>
      <style:text-properties fo:font-variant="normal" fo:text-transform="none" fo:color="#000000" style:font-name="Times New Roman" fo:font-size="9.75pt" fo:letter-spacing="normal" fo:font-style="normal" fo:font-weight="normal"/>
    </style:style>
    <style:style style:name="P12"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1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text-properties style:font-name="Times New Roman" style:text-underline-style="solid" style:text-underline-width="auto" style:text-underline-color="font-color"/>
    </style:style>
    <style:style style:name="P17" style:family="paragraph" style:parent-style-name="Standard">
      <style:paragraph-properties fo:line-height="150%" fo:text-align="justify" style:justify-single-word="false"/>
      <style:text-properties fo:color="#000000" fo:font-size="12pt" style:font-size-asian="12pt" style:font-size-complex="12pt"/>
    </style:style>
    <style:style style:name="P18" style:family="paragraph" style:parent-style-name="Standard">
      <style:paragraph-properties fo:line-height="150%" fo:text-align="justify" style:justify-single-word="false"/>
      <style:text-properties fo:color="#000000"/>
    </style:style>
    <style:style style:name="P19" style:family="paragraph" style:parent-style-name="Standard" style:list-style-name="L1">
      <style:paragraph-properties fo:line-height="150%" fo:text-align="justify" style:justify-single-word="false"/>
      <style:text-properties fo:color="#000000"/>
    </style:style>
    <style:style style:name="P20" style:family="paragraph" style:parent-style-name="Standard" style:list-style-name="L2">
      <style:paragraph-properties fo:line-height="150%" fo:text-align="justify" style:justify-single-word="false"/>
      <style:text-properties fo:color="#000000"/>
    </style:style>
    <style:style style:name="P21"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22"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3" style:family="paragraph" style:parent-style-name="Text_20_body">
      <style:text-properties style:font-name="Times New Roman" style:text-underline-style="solid" style:text-underline-width="auto" style:text-underline-color="font-color"/>
    </style:style>
    <style:style style:name="P24" style:family="paragraph" style:parent-style-name="Text_20_body">
      <style:text-properties style:font-name="Times New Roman" style:text-underline-style="none"/>
    </style:style>
    <style:style style:name="P25" style:family="paragraph" style:parent-style-name="Text_20_body">
      <style:paragraph-properties fo:line-height="150%" fo:text-align="justify" style:justify-single-word="false"/>
      <style:text-properties style:font-name="Times New Roman" style:text-underline-style="none"/>
    </style:style>
    <style:style style:name="P26" style:family="paragraph" style:parent-style-name="Text_20_body">
      <style:text-properties fo:color="#000000"/>
    </style:style>
    <style:style style:name="P27" style:family="paragraph" style:parent-style-name="Text_20_body">
      <style:paragraph-properties fo:line-height="150%" fo:text-align="justify" style:justify-single-word="false"/>
      <style:text-properties fo:color="#000000" style:font-name="Times New Roman" style:text-underline-style="none"/>
    </style:style>
    <style:style style:name="P28" style:family="paragraph" style:parent-style-name="Text_20_body">
      <style:paragraph-properties fo:line-height="150%" fo:text-align="justify" style:justify-single-word="false"/>
      <style:text-properties fo:color="#000000"/>
    </style:style>
    <style:style style:name="P29" style:family="paragraph" style:parent-style-name="Text_20_body" style:list-style-name="L6">
      <style:paragraph-properties fo:line-height="150%" fo:text-align="justify" style:justify-single-word="false"/>
      <style:text-properties fo:color="#000000"/>
    </style:style>
    <style:style style:name="P30" style:family="paragraph" style:parent-style-name="Text_20_body" style:list-style-name="L6">
      <style:paragraph-properties fo:line-height="150%" fo:text-align="justify"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3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4" style:family="paragraph" style:parent-style-name="Text_20_body" style:list-style-name="L3">
      <style:paragraph-properties fo:margin-left="0.397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5" style:family="paragraph" style:parent-style-name="Heading_20_1">
      <style:text-properties fo:color="#ff0000" style:font-name="Times New Roman" fo:font-size="14pt" style:text-underline-style="solid" style:text-underline-width="auto" style:text-underline-color="font-color" style:font-size-asian="14pt" style:font-size-complex="14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2">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38" style:family="paragraph" style:parent-style-name="Heading_20_2">
      <style:text-properties fo:color="#ff0000" fo:font-style="normal" style:text-underline-style="solid" style:text-underline-width="auto" style:text-underline-color="font-color" style:font-style-asian="normal" style:font-style-complex="normal"/>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3">
      <style:text-properties fo:color="#00ae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41" style:family="paragraph" style:parent-style-name="Heading_20_3">
      <style:text-properties fo:color="#00ae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42" style:family="paragraph" style:parent-style-name="Heading_20_3"/>
    <style:style style:name="P4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font-name="Times New Roman"/>
    </style:style>
    <style:style style:name="T8" style:family="text">
      <style:text-properties fo:color="#000000" fo:background-color="transparent"/>
    </style:style>
    <style:style style:name="T9" style:family="text">
      <style:text-properties fo:color="#008000"/>
    </style:style>
    <style:style style:name="T10" style:family="text">
      <style:text-properties fo:color="#008000" fo:font-weight="normal" style:font-weight-asian="normal" style:font-weight-complex="normal"/>
    </style:style>
    <style:style style:name="T11" style:family="text">
      <style:text-properties fo:color="#800080"/>
    </style:style>
    <style:style style:name="T12" style:family="text">
      <style:text-properties fo:color="#800080" fo:font-weight="normal" style:font-weight-asian="normal" style:font-weight-complex="normal"/>
    </style:style>
    <style:style style:name="T13" style:family="text">
      <style:text-properties fo:color="#808000"/>
    </style:style>
    <style:style style:name="T14" style:family="text">
      <style:text-properties fo:color="#808000" fo:font-weight="normal" style:font-weight-asian="normal" style:font-weight-complex="normal"/>
    </style:style>
    <style:style style:name="T15" style:family="text">
      <style:text-properties fo:font-variant="normal" fo:text-transform="none" fo:color="#000000" style:font-name="Times New Roman" fo:font-size="12pt" fo:letter-spacing="normal" fo:font-style="normal" fo:font-weight="normal" style:font-size-asian="12pt" style:font-size-complex="12pt"/>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style:text-line-through-style="none" fo:letter-spacing="normal" fo:font-style="normal" style:text-underline-style="none" style:text-blinking="false"/>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style:font-weight-asian="normal" style:font-weight-complex="normal"/>
    </style:style>
    <style:style style:name="T20" style:family="text">
      <style:text-properties style:font-name="Times New Roman"/>
    </style:style>
    <style:style style:name="T21" style:family="text">
      <style:text-properties fo:color="#ff0000"/>
    </style:style>
    <style:style style:name="T22"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T23" style:family="text">
      <style:text-properties fo:color="#ff0000" fo:background-color="transparent"/>
    </style:style>
    <style:style style:name="T24" style:family="text">
      <style:text-properties fo:background-color="#ff0000"/>
    </style:style>
    <style:style style:name="T25" style:family="text">
      <style:text-properties fo:background-color="transparent"/>
    </style:style>
    <style:style style:name="fr1" style:family="graphic" style:parent-style-name="Graphics">
      <style:graphic-properties fo:margin-left="3.5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9"/>
      <text:p text:style-name="P9"/>
      <text:p text:style-name="P9"/>
      <text:p text:style-name="P7"/>
      <text:p text:style-name="P7"/>
      <text:p text:style-name="P7"/>
      <text:p text:style-name="P9">Rapport de</text:p>
      <text:p text:style-name="P9">Stage 2011-2012</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3"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list xml:id="list1815738341" text:style-name="Numbering_20_1">
              <text:list-item>
                <text:p text:style-name="Contents_20_Heading"><text:soft-page-break/>SOMMAIRES</text:p>
              </text:list-item>
            </text:list>
          </text:index-title>
          <text:p text:style-name="P36">INTRODUCTION :<text:tab/>3</text:p>
          <text:p text:style-name="P39">ORGANISATION ET ANALYSE DU STAGE :<text:tab/>4</text:p>
          <text:p text:style-name="P43">Notre organisation durant ce stage :<text:tab/>4</text:p>
          <text:p text:style-name="P43">Une analyse plus en profondeur du sujet :<text:tab/>5</text:p>
          <text:p text:style-name="P39"><text:s/>LE LOGICIEL HIKER PATH ET SON FONCTIONNEMENT :<text:tab/>6</text:p>
          <text:p text:style-name="P43">Conception et ergonomie du logiciel :<text:tab/>6</text:p>
          <text:p text:style-name="P43">Développement d'un widget sous Qt :<text:tab/>9</text:p>
          <text:p text:style-name="P43">Liaison avec les coordonnées GPS :<text:tab/>11</text:p>
          <text:p text:style-name="P43">CONCLUSION :<text:tab/>13</text:p>
          <text:p text:style-name="P39">SOURCES :<text:tab/>14</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5" text:outline-level="1"><text:soft-page-break/>INTRODUCTION :</text:h>
      <text:p text:style-name="P1"/>
      <text:p text:style-name="P2"><text:tab/>En tant qu'utilisateur, il est possible d'avoir accès des applications permettant de construire des tracés de chemin, principalement sur Internet. Leur modalité de fonctionnement est de saisir une adresse de départ et une d'arrivé. Cependant, rares sont les applications qui construisent un chemin <text:s/>à partir d'un <text:s/>point sélectionné et qui s'arrête dès qu'un croisement est rencontré. C'est pourquoi, durant notre stage, nous avons été amenés à développer un tel outil. </text:p>
      <text:p text:style-name="P2"/>
      <text:p text:style-name="P6"><text:tab/>Ainsi, du 23 avril au 30 mai, nous avons effectué un stage pour la faculté des Sciences de l'Université d'Angers. Nous étions sous la direction de M. Vincent Barichard et, pendant son absence, de M. David Genest. </text:p>
      <text:p text:style-name="P6"><text:tab/></text:p>
      <text:p text:style-name="P6"><text:tab/>L'objet de notre stage a été de développer un logiciel, que nous avons nommé « Hiker Path<text:note text:id="ftn1" text:note-class="footnote"><text:note-citation>1</text:note-citation><text:note-body><text:p text:style-name="Footnote">Hicker Path signifie « chemin de randonné ».</text:p></text:note-body></text:note> », et qui permet de créer automatiquement un chemin sur une carte préalablement chargée. Ainsi, l'utilisateur est amené à sélectionner une carte puis à choisir un « chemin ». Une fois le chemin construit, l'utilisateur peut exporter son tracé pour l'exploiter sur d'autres plate-formes telles qu'un GPS classique ou encore une montre.</text:p>
      <text:p text:style-name="P6"><text:tab/></text:p>
      <text:p text:style-name="P6"><text:tab/>Nous avons été amenés à nous demander : Comment implémenter un <text:s/>programme QT possédant les fonctions de recherches et de créations de chemins, disposant de coordonnées GPS associées et répondant aux attentes d'un utilisateur ?</text:p>
      <text:p text:style-name="P6"><text:tab/></text:p>
      <text:p text:style-name="P6"><text:tab/>Pour répondre à cette problématique, nous orienterons notre rapport autour de deux pôles. Dans un premier temps, nous présenterons notre organisation autour de ce stage tout en apportant une analyse plus approfondie du sujet. Dans un second temps, nous expliquerons les choix que nous avons été amenés a faire en terme d'ergonomie et d'algorithmie par l'exposé de différentes méthodes.</text:p>
      <text:p text:style-name="P5"/>
      <text:p text:style-name="P5"/>
      <text:p text:style-name="P5"/>
      <text:p text:style-name="P5"/>
      <text:h text:style-name="P38" text:outline-level="2" text:is-list-header="true"><text:soft-page-break/>ORGANISATION ET ANALYSE DU STAGE :</text:h>
      <text:p text:style-name="P7"/>
      <text:h text:style-name="P40" text:outline-level="3" text:is-list-header="true">Notre organisation durant ce stage :</text:h>
      <text:p text:style-name="P7"/>
      <text:p text:style-name="P7"><text:span text:style-name="T5"><text:tab/>Effectuer un stage en binôme à demander des aménagement,en effet nous avons moduler nos horaires de nos travailles étudiant. Ainsi l'informatique a eu pour avantage de nous permettre de travailler parfois séparément. De même, il a fallu apprendre à travailler ensemble. <text:tab/>C'est pourquoi,</text:span> <text:span text:style-name="T7">nous avons mis en place la création d'un répertoire commun GIT, dans le but d'échanger nos fichiers plus rapidement. En effet, les conflits entre les versions étant gérés par GIT automatiquement, nous avons pu travailler indépendamment sur le code. <text:s/></text:span></text:p>
      <text:p text:style-name="P8"><text:span text:style-name="T7">Nous avons choisi Github pour héberger nos fichiers (consultable sur le lien suivant: </text:span><text:a xlink:type="simple" xlink:href="https://github.com/kirby49/stage_2012"><text:span text:style-name="T20">https://github.com/kirby49/stage_2012</text:span></text:a><text:span text:style-name="T7">) pour son interface avec la possibilité de lire les fichiers directement en ligne. </text:span><text:span text:style-name="T15">Afin d'utiliser ses fonctions depuis le terminal, il faut tout d'abord créer une clé SSH </text:span><text:span text:style-name="T7">qui permet de communiquer de manière sécurisée entre l'ordinateur et Github. De plus, la commande « ssh -keygen  » permet de générer 2 clés : une privée stockée dans l'ordinateur et une publique que l'on utilisera sur toute machine distante dont on veut obtenir l’accès, ici GIT. Par la suite, il faut créer sur la machine locale le répertoire Git et faire la liaison avec Github. La fonction « git remote add origin » permet cela et devra être utilisée par tout autre usager voulant participer au projet. Les utilisateurs doivent également effectuer une copie du projet existant avec la fonction « git clone » qui va copier le dossier puis comme précédemment il faudra faire le lien avec le bon dossier Github. Par la suite les principales actions sur le répertoire font appel à « add », « commit », « pull » et « push ». Les fonctions « add » et « commit » sont locales et permettent d'enregistrer le travail à un moment précis. Ainsi les fonctions « push » et « pull » peuvent être utilisées, la première permettant d'envoyer sur le répertoire Git l 'enregistrement effectué tandis que la deuxième récupère le dernier enregistrement envoyé.</text:span></text:p>
      <text:p text:style-name="P2"><text:tab/>La deuxième tâche fut d'apprendre et de comprendre le fonctionnement du framework Qt. Un framework est un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est qu'il embarque un débogueur, ainsi que la documentation du framework. <text:s/></text:p>
      <text:p text:style-name="P1"><text:tab/>Le troisième temps concerne l'apprentissage. Nous avons essentiellement utilisé le site du zéro<text:note text:id="ftn2" text:note-class="footnote"><text:note-citation>2</text:note-citation><text:note-body><text:p text:style-name="Footnote">Adresse du site : <text:s/><text:a xlink:type="simple" xlink:href="http://www.siteduzero.com/tutoriel-3-11250-compiler-votre-premiere-fenetre-qt.html">http://www.siteduzero.com/tutoriel-3-11250-compiler-votre-premiere-fenetre-qt.html</text:a></text:p></text:note-body></text:note> <text:soft-page-break/>afin de nous familiariser avec le framework Qt ainsi que les travaux pratiques de M. Vincent Barichard<text:note text:id="ftn3" text:note-class="footnote"><text:note-citation>3</text:note-citation><text:note-body><text:p text:style-name="Footnote">Adresse du site : <text:a xlink:type="simple" xlink:href="http://www.info.univ-angers.fr/pub/barichar/page_perso/index.php?page=enseignements">http://www.info.univ-angers.fr/pub/barichar/page_perso/index.php?page=enseignements</text:a></text:p></text:note-body></text:note>. Nous avons donc créé chacun des sous-dossiers dans notre dépôt GIT, où nous avons placé les différents programmes que nous avons implémentés. Une fois trouvée l'idée d'une organisation de la fenêtre ainsi que des algorithmes, nous avons décidé de créer un dossier « trunk » pour symboliser la partie en cours de développement. Nous avons également décidé <text:s/>de dater tous nos commit de façon à ce qu'en cas de conflits, de modifications, ou de pertes nous sachions toujours qui a la version la plus proche.</text:p>
      <text:p text:style-name="P1"><text:tab/>Le dernier point est l'échange avec notre maître de stage. Nous avons convenu ensemble de se rencontrer au minimum une fois par semaine avant que ce dernier ne parte en Colombie. Avant son départ, nous lui exposions nos questions ou notre travail de façon à de ne pas se disperser. Par la suite, nous avons mis en place un échange de mail basé sur la même fréquence et en faisant régulièrement un point sur le travail accomplie. De plus, nous avons créé un dépôt GIT pour notre tuteur par lequel il pouvait avoir accès à notre projet. </text:p>
      <text:p text:style-name="P7"/>
      <text:h text:style-name="P40" text:outline-level="3" text:is-list-header="true">Une analyse plus en profondeur du sujet :</text:h>
      <text:p text:style-name="P1"/>
      <text:p text:style-name="P1"><text:tab/>L'objet de notre stage était : «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1"><text:tab/>Dans la première phrase, nous trouvons d'ores et déjà les grandes idées de notre projet, c'est-à-dire que nous avions un logiciel à créer ainsi que des algorithmes de constructions de chemins depuis une carte. Ensuite, nous nous sommes penchés sur la création de logiciel et plus particulièrement de la fenêtre Qt. De même, nous nous sommes demandés quel composant nous pourrions insérer dans le logiciel et quel en serait le but. De plus, nous avons distingué une différentiation entre la fenêtre et l'aspect construction du chemin. </text:p>
      <text:p text:style-name="P1"><text:tab/>De même, la deuxième phrase nous montr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De même, on apprend que l'utilisateur est actif dans la construction <text:soft-page-break/>de chemin et qu'il aura des sélections ou des choix à faire.</text:p>
      <text:p text:style-name="P1"><text:tab/>Par ailleurs, la troisième phrase explicite le déroulé du logiciel. En effet, un randonneur est amené dans un premier temps à choisir l'image qu'il veut charger et à déterminer le point de départ de sa randonnée, ce qui induit pour nous la notion de clic dans le logiciel. Il y aura donc à interpréter le clic mais aussi à récupérer sa position par rapport à l'image pour pouvoir tracer le chemin. Cela précise donc qu'il y aura un dessin. Nous devions donc mettre en avant le chemin en le dessinant sur un calque et non pas sur l'image elle-même. Ainsi, on a introduit l'utilisation <text:s/>d'un calque à poser sur l'image. Si le chemin se construit automatiquement cela implique que le tracé doit s'arrêter Notre maître de stage nous alors conseiller de s'arrêter à chaque croisement que le chemin pouvait rencontrer.</text:p>
      <text:p text:style-name="P1"><text:tab/>De plus, la dernière partie de l'énoncé est consacrée à l'export du chemin au format .gpx<text:note text:id="ftn4" text:note-class="footnote"><text:note-citation>4</text:note-citation><text:note-body><text:p text:style-name="Footnote">Ce format permet l'échange de coordonnées GPS, à savoir que se format est basé sur le langage xml.</text:p></text:note-body></text:note>. Toutefois, cela induit qu'avant d'exporter les coordonnées GPS du chemin, il faut au préalable les déterminer. Pour ce calcul, nous avions deux choix : soit partir d'un point et une direction, soit de deux points. C'est cette dernière solution que nous avons choisi puisqu'elle nous semblait facile à implémenter. L'utilisateur doit donc insérer les deux coordonnées GPS. puis faire l'export du chemin obtenu. C'est au moment de l'export que les calculs des coordonnées sont effectués. </text:p>
      <text:p text:style-name="P1"><text:tab/>Nous avons donc trois axes qui se dessinent dans ce projet : la fenêtre de notre logiciel, le tracé du chemin, et la liaison avec les coordonnées GPS avec l'export au format .gpx. C'est ce que nous allons tacher de présenter dans notre deuxième partie. </text:p>
      <text:p text:style-name="P1"/>
      <text:h text:style-name="Heading_20_2" text:outline-level="2" text:is-list-header="true" text:restart-numbering="true" text:start-value="-1"><text:s/><text:span text:style-name="T22">LE LOGICIEL HIKER PATH ET SON FONCTIONNEMENT :</text:span></text:h>
      <text:p text:style-name="P7"><text:tab/></text:p>
      <text:h text:style-name="P40" text:outline-level="3" text:is-list-header="true">Conception et ergonomie du logiciel :</text:h>
      <text:p text:style-name="P7"/>
      <text:p text:style-name="P8"><text:tab/><text:span text:style-name="T5">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text:note text:id="ftn0" text:note-class="footnote"><text:note-citation>5</text:note-citation><text:note-body><text:p text:style-name="Footnote">la classe servant à implémenter les fenêtres principales.</text:p></text:note-body></text:note>. Nous avons donc doté notre classe d'un constructeur qui créer notre logiciel, ainsi que de plusieurs « slots ». Un « slot » dans le framwork Qt est une méthode qui <text:s/>est appelée quand s'est produit un événement, celui-ci est relié à un signal au travers d'une méthode « connect() ». Le déroulement d'une méthode « connect() » est la suivante : un événement se <text:soft-page-break/>produit par l'envoie d'un « emit » du par un clic ou encore une sélection, le slot est appelé et s'exécute. </text:p>
      <text:p text:style-name="P2"><text:tab/>Au niveau de l'organisation de notre fenêtre nous avons décidé de la découper en quatre partie , qui se rapproche de la distribution d'un fenêtre classique :</text:p>
      <text:p text:style-name="P2"><text:s/></text:p>
      <text:p text:style-name="P2"><draw:frame draw:style-name="fr1" draw:name="images1" text:anchor-type="as-char" svg:width="9.181cm" svg:height="8.308cm" draw:z-index="0"><draw:image xlink:href="http://qt-project.org/doc/qt-4.8/images/mainwindowlayout.png" xlink:type="simple" xlink:show="embed" xlink:actuate="onLoad"/></draw:frame></text:p>
      <text:p text:style-name="P2"><text:tab/><text:tab/><text:tab/><text:tab/><text:tab/><text:tab/>Image provenant de la documentation Qt.</text:p>
      <text:p text:style-name="P2"/>
      <text:p text:style-name="P8"><text:span text:style-name="T5"><text:tab/>La première partie est dédié à la barre de menu</text:span> (<text:span text:style-name="T11">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9">"&amp;Fichier"</text:span><text:span text:style-name="T5">);</text:span>) <text:span text:style-name="T5">où l'on retrouve trois onglets : Fichier, Édition, et Affichage. </text:span></text:p>
      <text:p text:style-name="P8"><text:tab/><text:span text:style-name="T5">Fichier comporte cinq QAction (Un QAction représente interaction avec l'utilisateur permettant l’envoie d'un événement) :</text:span></text:p>
      <text:list xml:id="list1956392584" text:style-name="L1">
        <text:list-item>
          <text:list>
            <text:list-item>
              <text:p text:style-name="P19">Ouvrir, pour la sélection de l'image qui va servir de base pour la création du chemin. Le raccourci clavier « ctrl+O » est-utilisé.</text:p>
            </text:list-item>
            <text:list-item>
              <text:p text:style-name="P19">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9">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9">Sauvegarder le projet, permet de sauvegarder les modifications apportées depuis la dernière sauvegarde. Le raccourci clavier « ctrl+S » est-utilisé.</text:p>
            </text:list-item>
            <text:list-item>
              <text:p text:style-name="P19"><text:soft-page-break/>Quitter, permet de quitter le programme. Le raccourci clavier « ctrl+Q» est-utilisé.</text:p>
            </text:list-item>
          </text:list>
        </text:list-item>
      </text:list>
      <text:p text:style-name="P2">Les fonctionnalités de « zoom », sauvegarder, charger sont des méthodes du widget que nous avons développé dans le but de faciliter la portabilité du projet. La sauvegarde se fait au format .xml<text:note text:id="ftn5" text:note-class="footnote"><text:note-citation>6</text:note-citation><text:note-body><text:p text:style-name="P11"><text:s/>Le XML est un langage informatique sous forme de balise.</text:p></text:note-body></text:note> avec des balises que nous avons nommé et nous laissons l'utilisateur choisir là où il veut enregistre son projet. En ce qui concerne le chargement du projet, il y a une sécurité pour évité toute mauvaise manipulation, en effet on calcul le md5sum<text:note text:id="ftn6" text:note-class="footnote"><text:note-citation>7</text:note-citation><text:note-body><text:p text:style-name="P12"><text:span text:style-name="T18"><text:s/></text:span><text:span text:style-name="T18">Le md5sum une fois <text:s/>calculer permet de donner ce que l'on peut appeler </text:span><text:span text:style-name="T19">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Édition possède un QAction, celle de pouvoir exporter le projet au format .gpx sachant que cette fonction n'est possible que dans le cas où l'utilisateur à déjà entré des coordonnées et dessiné un chemin. Le raccourci est « ctrl+E ».</text:p>
      <text:p text:style-name="P2"><text:tab/>Affichage, quand à lui, en possède trois :</text:p>
      <text:list xml:id="list1536108796" text:style-name="L2">
        <text:list-item>
          <text:list>
            <text:list-item>
              <text:p text:style-name="P20">Zoom avant, permet de faire un zoom sur l'image à l'endroit où le clic à été enregistrer. Le zoom est de 1,25 avec comme raccourcie « ctrl+W »</text:p>
            </text:list-item>
            <text:list-item>
              <text:p text:style-name="P20">Zoom arrière, de même mais le zoom à une valeur de 0,8 et comme raccourci clavier « ctrl+alt+W »</text:p>
            </text:list-item>
            <text:list-item>
              <text:p text:style-name="P20">Afficher le gestionnaire GPS, qui permet d'afficher la zone dédié à l'édition des coordonnées. Son raccourcie clavier est « ctrl+D ».</text:p>
            </text:list-item>
          </text:list>
        </text:list-item>
      </text:list>
      <text:p text:style-name="P2">Ces trois zones sont grisées du moment où il n'y a pas de d'image ou de projet chargé.</text:p>
      <text:p text:style-name="P8"><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c gauche de la souris (zone blanche par défaut). Les différentes actions sont représentées par des icônes et sont séparées les une des autres de façon à ce que plus lisible. Toutes les actions de ce widget sont reliés par des connect()</text:span> (<text:span text:style-name="T11">QObject</text:span><text:span text:style-name="T5">::</text:span>connect<text:span text:style-name="T5">(quitter,</text:span><text:span text:style-name="T3"> </text:span><text:span text:style-name="T13">SIGNAL</text:span><text:span text:style-name="T5">(</text:span>triggered<text:span text:style-name="T5">()),</text:span><text:span text:style-name="T3"> </text:span>qApp<text:span text:style-name="T5">,</text:span><text:span text:style-name="T3"> </text:span><text:span text:style-name="T13">SLOT</text:span><text:span text:style-name="T5">(</text:span>quit<text:span text:style-name="T5">()));), </text:span><text:span text:style-name="T6">ils sont également tous grisés au lancement dans la fenêtre sauf l'icône « Ouvrir ».</text:span></text:p>
      <text:p text:style-name="P8"><text:span text:style-name="T6"><text:tab/>Ensuite, la fenêtre possède un QdockWidget situé sur la gauche du widget (</text:span><text:span text:style-name="T12">QDockWidget</text:span><text:span text:style-name="T4"> </text:span><text:span text:style-name="T6">*</text:span><text:span text:style-name="T4"> </text:span><text:span text:style-name="T2">dock</text:span><text:span text:style-name="T6"> =</text:span><text:span text:style-name="T4"> </text:span><text:span text:style-name="T14">new</text:span><text:span text:style-name="T4"> </text:span><text:span text:style-name="T12">QDockWidget</text:span><text:span text:style-name="T6">(trUtf8(</text:span><text:span text:style-name="T10">"Gestion</text:span><text:span text:style-name="T4"> </text:span><text:span text:style-name="T10">des</text:span><text:span text:style-name="T4"> </text:span><text:span text:style-name="T10">coordonnées</text:span><text:span text:style-name="T4"> </text:span><text:span text:style-name="T10">:"</text:span><text:span text:style-name="T6">),</text:span><text:span text:style-name="T4"> </text:span><text:span text:style-name="T14">this</text:span><text:span text:style-name="T6">);) . Cette zone est utilisé uniquement pour la gestion GPS, elle est elle même divisée en trois partie : la première pour la saisie des coordonnées en décimales en deux parties pour les deux points. Les points sont divisés </text:span><text:soft-page-break/><text:span text:style-name="T6">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8"><text:span text:style-name="T6"><text:tab/>La dernière zone du  QDockWidget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2">QVBoxLayout</text:span><text:span text:style-name="T6">*</text:span><text:span text:style-name="T4"> </text:span><text:span text:style-name="T6">VdockLayout1</text:span><text:span text:style-name="T4"> </text:span><text:span text:style-name="T6">=</text:span><text:span text:style-name="T4"> </text:span><text:span text:style-name="T14">new</text:span><text:span text:style-name="T4"> </text:span><text:span text:style-name="T12">QVBoxLayout</text:span><text:span text:style-name="T6">() ;), placé dans une « box » horizontale (</text:span><text:span text:style-name="T12">QHBoxLayout</text:span><text:span text:style-name="T6">*</text:span><text:span text:style-name="T4"> </text:span><text:span text:style-name="T6">HdockLayout1</text:span><text:span text:style-name="T4"> </text:span><text:span text:style-name="T6">=</text:span><text:span text:style-name="T4"> </text:span><text:span text:style-name="T14">new</text:span><text:span text:style-name="T4"> </text:span><text:span text:style-name="T12">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3"><text:tab/>Enfin la dernière zone est le widget que nous avons créé, qui se trouve au centre de la fenêtre.</text:p>
      <text:p text:style-name="P3"/>
      <text:h text:style-name="P41" text:outline-level="3" text:is-list-header="true">Développement d'un widget sous Qt :</text:h>
      <text:p text:style-name="P3"/>
      <text:p text:style-name="P22"><text:tab/>Dans notre programme il est possible, je le rappel, de détecter le tracé d'un chemin et d'exporter ce même tracer en données GPS. Cette partie nous permet d'expliquer les principaux algorithmes cachés derrière l'interface utilisateur.</text:p>
      <text:p text:style-name="P13"><text:tab/>Pour la reconnaissance d'un chemin et sa construction il nous faut 3 éléments . Tout d'abord un point de départ puis une couleur de chemin et enfin une direction à suivre qui emprunte la même couleur. Un utilisateur va donc dans un premier temps cliquer sur le point de départ. Ce clique permet de donner non seulement les coordonnées de départ mais également la couleur de référence pour la construction du chemin suivi.</text:p>
      <text:p text:style-name="P14"><text:tab/>La reconnaissance de couleur joue donc un rôle de garde fou. SI la couleur est différente alors c'est que le chemin suivi n'est pas le bon, à l'inverse si la couleur est identique alors il faut continuer dans cette direction. L'algorithme récupère le code RGB (une union des 3 valeurs des couleurs primaires rouge, vert et bleu) du point de départ puis le fixe en référence. Pour vérifier si 2 couleurs sont identiques, la fonction implémenté compare les 3 couleurs primaires de 2 points différents. Les valeurs sont décomposés en 3 (une pour chaque couleur primaire) et le programme fait la différence de chaque éléments. Partant du principe que 2 couleurs identiques possèdent le même code RGB si la somme des différences est éloignés de 0 alors les couleurs sont différentes. Nous avons établi un <text:soft-page-break/>seuil après avoir testé sur une palette de couleur plusieurs chiffres et notre choix s'est porté sur la valeur de 100<text:span text:style-name="T24">!!!a redefinir!!!!!!!!</text:span></text:p>
      <text:p text:style-name="P13"><text:tab/>L'utilisateur lors de l’exécution d'un projet doit également donner la direction initiale à suivre en faisant un appuie long sur la souris et la relâcher dans la direction du trajet souhaité. Une fois l'impulsion donnée les calculs tracent le chemin automatiquement et s'arrête quand les conditions d'arrêt sont atteintes. La direction initiale est donnée par la différence entre les coordonnées du point de « release »(le point relâché) et le point de clique. L'algorithme va ensuite chercher une nouvelle direction, pour cela il aura le choix entre 5 directions.</text:p>
      <text:p text:style-name="P15"><text:span text:style-name="T17"><text:tab/></text:span><text:span text:style-name="T16">Voyons tout d'abord les 8 directions possibles existantes, elles correspondent au 8 direction de la boussole page précédente :</text:span></text:p>
      <text:list xml:id="list565181428" text:style-name="L3">
        <text:list-item>
          <text:p text:style-name="P34">Ouest : nommée la direction gauche</text:p>
        </text:list-item>
        <text:list-item>
          <text:p text:style-name="P34">Nord : nommée la direction la direction haute</text:p>
        </text:list-item>
        <text:list-item>
          <text:p text:style-name="P34">Est: nommée la direction la direction droite</text:p>
        </text:list-item>
        <text:list-item>
          <text:p text:style-name="P34">Sud : nommée la direction la direction basse</text:p>
        </text:list-item>
        <text:list-item>
          <text:p text:style-name="P34">Nord Ouest : nommée la direction la direction haute gauche</text:p>
        </text:list-item>
        <text:list-item>
          <text:p text:style-name="P34">Nord Est : nommée la direction haute droite</text:p>
        </text:list-item>
        <text:list-item>
          <text:p text:style-name="P34">Sud Ouest : nommée la direction basse gauche</text:p>
        </text:list-item>
        <text:list-item>
          <text:p text:style-name="P34">Sud Est : nommée la direction basse droite</text:p>
        </text:list-item>
      </text:list>
      <text:p text:style-name="P14"><text:tab/>Lorsque l'algorithme recherche une nouvelle direction à suivre il prend en compte l'ancienne direction. Par exemple, il n'est pas possible de choisir la direction faisant un demi tour par rapport à la direction d'où l'on vient car on reviendrait sur nos pas. Cependant il est possible d'effectuer un virage. Les directions possibles sont donc, dans l'ordre de priorité de recherche, la même direction que celle qui précède, ses 2 voisines directes et pour finir ses 2 voisines encore un pas plus loin.</text:p>
      <text:p text:style-name="P14"><text:tab/>Prenons pour illustrer la direction Ouest, le chemin va rechercher à aller dans la direction Ouest tout d'abord puis Nord Ouest ou Sud Ouest puis Nord ou Sud.</text:p>
      <text:p text:style-name="P14"><text:tab/>Comment se choix va-t-il se faire ? Comme dit précédemment le chemin doit contenir la couleur de référence. La fonction utilisée travaille donc sur une zone définie qui va compter le nombre de points qui sont de la même couleur que celle définie au clique de départ. La zone qui s'avère être celle qui contient le plus de points identiques sera celle qui donnera la nouvelle direction. En dessous d'un seuil défini, on considère que le chemin comportant le plus de points identiques est terminé et que le tracé est fini ou que l'utilisateur doit donner une nouvelle instruction de direction.</text:p>
      <text:p text:style-name="P14"><text:soft-page-break/><text:tab/>Le choix de la zone de traitement est également très important car il va donner la précision du chemin. Si on choisi une zone petite, le chemin est plus affiné mais il y a le risque du demi-tour traité précédemment. En effet, un tracé aura la place de faire un allé et un retour dans un même chemin en effectuant plusieurs virages.</text:p>
      <text:p text:style-name="P14">Dans le cas d'une zone trop grande, le chemin détecté peut « deborder ». Par exemple, dans un cas où le chemin s'arrête ou effectue un virage serré, si un chemin proche comporte la même couleur, l'algorithme va considérer les points dans la zone même s'ils appartiennent à un autre chemin. Ce cas peut encore avoir lieu avec 2 chemins parallèles, la détection pourrait partir sur le chemin parallèle à celui traité. Il faut donc calibrer de manière correct la zone de recherche. De plus, une fonction modifie légèrement la zone de recherche selon la direction du tracé. Par exemple, si la direction va vers le Nord alors la zone sera un rectangle dont le plus long coté sera dans la direction Nord alors que si on prend la direction Est le plus long côté sera dans la direction Ouest ainsi on affine la zone de recherche.</text:p>
      <text:p text:style-name="P14"/>
      <text:h text:style-name="P41" text:outline-level="3" text:is-list-header="true">Liaison avec les coordonnées GPS :</text:h>
      <text:p text:style-name="P3"/>
      <text:p text:style-name="P3"><text:tab/>La dernière partie est intégrée au widget. Dans un premier temps l'utilisateur est doit se placer dans le gestionnaire pour pouvoir exporter le projet. Il y a deux méthodes, pour un même résultat, la première est d'utiliser le placement des deux icônes sur la carte, permettant de relever la position du clic avant la transformation en coordonnée GPS, puis en faisant le parallèle avec les coordonnées saisies par l'utilisateur qu'elles soient décimales ou sexagésimales, l'autre méthode est l'inverse de la première : saisir les coordonnées et après placer les icônes sur la carte. </text:p>
      <text:p text:style-name="P3"><text:tab/>Au niveau du placement des icônes, il faut se trouver dans le gestionnaire. Le placement ne peut s'effectuer qu'une fois pour les deux points. Il faut réinitialisé ces points pour pouvoir les replacés par la suite mais cela ne réinitialise pas pour autant les coordonnées GPS <text:s/>saisies. Le placement de ces deux icônes se fait par l'intermédiaire de deux fonctions utilisant une gestion de drapeaux. Cela permet d'éviter qu'il y ait une possibilité infinie d'icônes positionnés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alignée avec le clic </text:p>
      <text:p text:style-name="P3"><text:tab/>La saisie se fait donc par l'intermédiaire du QdockWidget, qui par validation envoie les points <text:soft-page-break/>aux widgets. Les points réceptionnées sont de deux types différents, nous avons donc été amené à créer une classe « coord_decimal » qui possède deux variables de type réelle qui correspondent aux coordonnées décimales. Nous avons décidé de créer également une classe pour les points sexagésimales mais très vite n'envoyant pas l'utilité nous l'avons supprimer. En effet, les données GPS ne sont utilisés qu'au moment de l'export et ce dernier ce fait au format décimal. Pour palier à ce problème, nous avons alors implémenté directement dans <text:s/>la classe « coord_decimal » une fonction de conversion qui convertie les points sexagésimales en décimales. </text:p>
      <text:p text:style-name="P3"><text:tab/>Une fois les points saisie par l'utilisateur, celui-ci peut retourner à la conception du chemin, modifié les valeurs qui ont été rentrées si jamais une erreur avait été faite, ou encore exporter son projet .gpx. Pour la modification, il lui suffit de corriger ou modifier les points et d'utiliser le bouton « valider » pour les mettre à jour. Pour l'export il faut au préalable qu'un chemin soit tracé et que des coordonnées soit validées de façon à ne pas exporter un projet vide ou incomplet. Au moment de l'export, on calcul la coordonnée du premier clic du chemin (correspondant au début du tracé) chargé au préalable dans une pile. Nous avons choisie de faire un calcul de pas, c'est-à-dire que l'on calcul la différence entre les deux points saisies, les deux points du clic (là où se trouve les icônes). On multiplie les coordonnées du clic utilisateur avec le premier résultat et on divise par le second, puis le résultat est ajouté aux coordonnées du point de référence (choisie par défault, le premier point que l'utilisateur entre). De plus nous avons du créé une classe « point_gps » pour sauvegarder le résultat de conversion car Qpoint<text:note text:id="ftn7" text:note-class="footnote"><text:note-citation>8</text:note-citation><text:note-body><text:p text:style-name="P10"><text:s text:c="2"/>QPoint est un point définie dans le plan utilisant des coordonnées entière.</text:p></text:note-body></text:note> ne convenait pas, il nous fallait des coordonnées décimales et non entière. Cette classe est juste munie d'un constructeur, d'accesseurs et de mutateurs. Le premier piège avec cette méthode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delà de l'export nous avons implémenté la sauvegarde et le chargement d'un projet de façon à ce que toutes ces informations soient rechargés et disponible. Les coordonnées sont chargées dans le gestionnaire mais des coordonnées au départ en sexagésimales seront converties et placées dans la zone décimale. </text:p>
      <text:p text:style-name="P3"><text:tab/>Nous avons cherché à travailler sur la simplicité d'utilisation, ainsi que sur la portabilité du logiciel. Cependant, il aurait été intéressant de mettre toutes les possibilités qu'offre le logiciel lors du zoom (qu'il soit avant ou arrière). Actuellement, quand le zoom est utilisé, les autres méthodes sont bloqué car nous n'avions des erreurs au niveau du tracé du chemin ainsi que lors du placement des balisent GPS. Nous n'avons pas pu déterminé la cause de ce décalage, s'il était dû à l'arrondie au niveau de l'échelle ( lors du zoom augmente la taille de 1.25%) ou si cela était du à une mauvaise <text:soft-page-break/>réflexion de l'algorithme. Il aurait été également plaisant de pouvoir nommer les chemins dessinés, mais cela implique que l'utilisateur pourrait construire plusieurs tracés sur une même carte. En prolongement, l'idée d'imprimer le tracé de façon visuel ou écrite, par exemple au format .xml, aurait pu être envisagée. <text:s/></text:p>
      <text:p text:style-name="P3"/>
      <text:h text:style-name="Heading_20_3" text:outline-level="3" text:restart-numbering="true" text:start-value="-1"><text:span text:style-name="T21">CONCLUSION :</text:span></text:h>
      <text:p text:style-name="P16"/>
      <text:p text:style-name="P25"><text:tab/><text:span text:style-name="T5">Pour conclure, nous avons mis place un logiciel permettant de tracer automatiquement un chemin à partir d'un point sélectionné par l'utilisateur sur une carte qu'il aura chargé. Il permet également de pouvoir exporter le projet au format .gpx à travers la sélection de points GPS sur cette même carte. Nous avons également tenu compte du coté ergonomique de ce logiciel, pour ne pas compliqué les opérations. Nous avons donc mit en place différente méthode comme la sauvegarde d'un projet, (ainsi que le chargement), la possibilité de zoomé (dé-zoomé) sur la carte. Il est aussi possible pour l'utilisateur de fermer le projet sans forcément fermer le logiciel.</text:span></text:p>
      <text:p text:style-name="P25"><text:span text:style-name="T5"/></text:p>
      <text:p text:style-name="P27"><text:tab/>Durant ce stage, il a été impératif de mettre en place une bonne organisation comme par exemple un dépôt GIT pour le partage des fichiers sources. Ce stage nous a appris à être <text:s/>rigoureux, précis, dans un échange régulier, par exemple nous avons utilisé le tableau de la salle H004 pour présenter nos visions de la fenêtre ou encore des algorithmes de constructions du chemin. Nous avons également dû être attentif à bien commenté notre code pour qu'il soit compréhensible de l'autre.</text:p>
      <text:p text:style-name="P27"/>
      <text:p text:style-name="P27"><text:tab/>Il serait intéressant de pouvoir faire une étude de marché sur le secteur des logicielles GPS. Et ainsi savoir comment pourrions-nous positionner ce produit.</text:p>
      <text:p text:style-name="P16"/>
      <text:p text:style-name="P16"/>
      <text:p text:style-name="P16"/>
      <text:p text:style-name="P16"/>
      <text:p text:style-name="P16"/>
      <text:p text:style-name="P16"/>
      <text:p text:style-name="P16"/>
      <text:p text:style-name="P16"/>
      <text:h text:style-name="P37" text:outline-level="2" text:is-list-header="true"><text:soft-page-break/><text:span text:style-name="T23">SOURCES :</text:span></text:h>
      <text:p text:style-name="P31"><text:span text:style-name="T23"/></text:p>
      <text:p text:style-name="P28"><text:span text:style-name="T25"><text:tab/>Liste des sites internet qui nous ont aidé lors de ce stage :</text:span></text:p>
      <text:list xml:id="list1856067998" text:style-name="L6">
        <text:list-item>
          <text:list>
            <text:list-item>
              <text:p text:style-name="P30"><text:span text:style-name="T8">Le site du zéro, qui nous a permit d'apprendre et de comprendre les bases du framework Qt, ainsi que la gestion des fichiers : <text:s/></text:span></text:p>
              <text:p text:style-name="P30"><text:a xlink:type="simple" xlink:href="http://www.siteduzero.com/tutoriel-3-11250-compiler-votre-premiere-fenetre-qt.html">http://www.siteduzero.com/tutoriel-3-11250-compiler-votre-premiere-fenetre-qt.html</text:a><text:span text:style-name="T8"> </text:span></text:p>
              <text:p text:style-name="P30"><text:a xlink:type="simple" xlink:href="http://www.siteduzero.com/tutoriel-3-100412-la-manipulation-des-fichiers.html"><text:span text:style-name="T25">http://www.siteduzero.com/tutoriel-3-100412-la-manipulation-des-fichiers.html</text:span></text:a></text:p>
              <text:p text:style-name="P29"><text:span text:style-name="T25"/></text:p>
            </text:list-item>
            <text:list-item>
              <text:p text:style-name="P29"><text:span text:style-name="T25">Le site de notre maître de stage M Vincent Barichard, qui nous a permit d'apprendre à développer notre propre widget et de parfaire nos connaissance à travers ses travaux pratique : </text:span></text:p>
              <text:p text:style-name="P29"><text:a xlink:type="simple" xlink:href="http://www.info.univ-angers.fr/pub/barichar/page_perso/index.php?page=enseignements"><text:span text:style-name="T25">http://www.info.univ-angers.fr/pub/barichar/page_perso/index.php?page=enseignements</text:span></text:a></text:p>
              <text:p text:style-name="P29"><text:span text:style-name="T25"/></text:p>
            </text:list-item>
            <text:list-item>
              <text:p text:style-name="P30"><text:span text:style-name="T8">La bibliothèque Qt, qui nous a permit de parfaire notre code à travers les méthodes existantes et les types :</text:span></text:p>
              <text:p text:style-name="P30"><text:span text:style-name="T8"><text:s/></text:span><text:a xlink:type="simple" xlink:href="http://qt-project.org/doc/qt-4.8/"><text:span text:style-name="T25">http://qt-project.org/doc/qt-4.8/</text:span></text:a></text:p>
              <text:p text:style-name="P30"><text:span text:style-name="T25"/></text:p>
            </text:list-item>
            <text:list-item>
              <text:p text:style-name="P30"><text:span text:style-name="T8">Le site Wikipedia pour le format .gpx et pour le format GPS : </text:span><text:a xlink:type="simple" xlink:href="http://fr.wikipedia.org/wiki/GPX_(format_de_fichier">http://fr.wikipedia.org/wiki/GPX_(format_de_fichier</text:a><text:a xlink:type="simple" xlink:href="http://fr.wikipedia.org/wiki/GPX_(format_de_fichier)">)</text:a><text:span text:style-name="T8"> </text:span><text:a xlink:type="simple" xlink:href="http://fr.wikipedia.org/wiki/Coordonnées_géographiques">http://fr.wikipedia.org/wiki/Coordonn%C3%A9es_g%C3%A9ographiques</text:a></text:p>
              <text:p text:style-name="P30"><text:span text:style-name="T8"/></text:p>
            </text:list-item>
            <text:list-item>
              <text:p text:style-name="P30"><text:span text:style-name="T8">Le site GoogleXXL pour la conversion des coordonnées GPS : </text:span><text:a xlink:type="simple" xlink:href="http://googlexxl.blogspot.fr/2007/07/convertir-coordonnees-gps-dans-google.html">http://googlexxl.blogspot.fr/2007/07/convertir-coordonnees-gps-dans-google.html</text:a></text:p>
            </text:list-item>
          </text:list>
        </text:list-item>
      </text:list>
      <text:p text:style-name="Text_20_body"><text:span text:style-name="T8"/></text:p>
      <text:p text:style-name="P26"><text:span text:style-name="T25"/></text:p>
      <text:p text:style-name="P26"><text:span text:style-name="T25"/></text:p>
      <text:p text:style-name="Text_20_body"><text:span text:style-name="T23"/></text:p>
      <text:p text:style-name="Text_20_body"><text:span text:style-name="T23"/></text:p>
      <text:p text:style-name="Text_20_body"><text:span text:style-name="T23"/></text:p>
      <text:p text:style-name="P2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list-style-name="Numbering_20_1" style:class="index" style:master-page-name="">
      <style:paragraph-properties style:page-numb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2.055cm" fo:text-indent="-1.016cm" fo:margin-left="1.651cm"/>
        </style:list-level-properties>
      </text:outline-level-style>
      <text:outline-level-style text:level="3" text:style-name="Page_20_Number" style:num-format="" text:start-value="0">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Page_20_Number" style:num-format="" text:start-value="0">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3.429cm" fo:text-indent="-2.794cm" fo:margin-left="3.429cm"/>
        </style:list-level-properties>
      </text:outline-level-style>
      <text:outline-level-style text:level="10" text:style-name="Page_20_Number" style:num-format="" text:start-value="0">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4</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7T18:26:01</dc:date>
    <meta:editing-duration>PT18H38M24S</meta:editing-duration>
    <meta:editing-cycles>166</meta:editing-cycles>
    <meta:generator>LibreOffice/3.4$Linux LibreOffice_project/340m1$Build-502</meta:generator>
    <dc:creator>Quentin </dc:creator>
    <meta:document-statistic meta:table-count="0" meta:image-count="1" meta:object-count="0" meta:page-count="14" meta:paragraph-count="113" meta:word-count="4643" meta:character-count="28350" meta:non-whitespace-character-count="23740"/>
  </office:meta>
</office:document-meta>
</file>